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4_26 абитур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5"/>
          <table:table-cell office:value-type="float" office:value="9763" calcext:value-type="float">
            <text:p>9763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5"/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47" calcext:value-type="float">
            <text:p>247</text:p>
          </table:table-cell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9" calcext:value-type="float">
            <text:p>279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04_26 абитур'.A1:'04_26 абитур'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08T19:34:58.289294400</dc:date>
    <meta:editing-duration>PT6M18S</meta:editing-duration>
    <meta:editing-cycles>1</meta:editing-cycles>
    <meta:document-statistic meta:table-count="1" meta:cell-count="9767" meta:object-count="0"/>
    <meta:generator>LibreOffice/25.8.2.2$Windows_X86_64 LibreOffice_project/d401f2107ccab8f924a8e2df40f573aab7605b6f</meta:generator>
  </office:meta>
</office:document-meta>
</file>